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2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7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stânci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o padrão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Diferença</text:p>
          </table:table-cell>
          <table:table-cell office:value-type="string" calcext:value-type="string">
            <text:p>Vértices</text:p>
          </table:table-cell>
          <table:table-cell/>
        </table:table-row>
        <table:table-row table:style-name="ro1">
          <table:table-cell office:value-type="string" calcext:value-type="string">
            <text:p>../instances/set_4_2/p4.2.a.txt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D2]-[.B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A coluna “melhor” que tem valor “-” são instâncias que tem que não possuem solução ou solução muito pequena que nem são usadas em experimentos</text:p>
          </table:table-cell>
        </table:table-row>
        <table:table-row table:style-name="ro1">
          <table:table-cell office:value-type="string" calcext:value-type="string">
            <text:p>../instances/set_4_2/p4.2.b.txt</text:p>
          </table:table-cell>
          <table:table-cell office:value-type="float" office:value="311.594" calcext:value-type="float">
            <text:p>311,594</text:p>
          </table:table-cell>
          <table:table-cell office:value-type="float" office:value="6.7308" calcext:value-type="float">
            <text:p>6,7308</text:p>
          </table:table-cell>
          <table:table-cell office:value-type="float" office:value="341" calcext:value-type="float">
            <text:p>341</text:p>
          </table:table-cell>
          <table:table-cell table:formula="of:=[.D3]-[.B3]" office:value-type="float" office:value="29.406" calcext:value-type="float">
            <text:p>29,4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c.txt</text:p>
          </table:table-cell>
          <table:table-cell office:value-type="float" office:value="432.344" calcext:value-type="float">
            <text:p>432,344</text:p>
          </table:table-cell>
          <table:table-cell office:value-type="float" office:value="10.0518" calcext:value-type="float">
            <text:p>10,0518</text:p>
          </table:table-cell>
          <table:table-cell office:value-type="float" office:value="452" calcext:value-type="float">
            <text:p>452</text:p>
          </table:table-cell>
          <table:table-cell table:formula="of:=[.D4]-[.B4]" office:value-type="float" office:value="19.656" calcext:value-type="float">
            <text:p>19,65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d.txt</text:p>
          </table:table-cell>
          <table:table-cell office:value-type="float" office:value="494.719" calcext:value-type="float">
            <text:p>494,719</text:p>
          </table:table-cell>
          <table:table-cell office:value-type="float" office:value="9.68967" calcext:value-type="float">
            <text:p>9,68967</text:p>
          </table:table-cell>
          <table:table-cell office:value-type="float" office:value="531" calcext:value-type="float">
            <text:p>531</text:p>
          </table:table-cell>
          <table:table-cell table:formula="of:=[.D5]-[.B5]" office:value-type="float" office:value="36.281" calcext:value-type="float">
            <text:p>36,2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e.txt</text:p>
          </table:table-cell>
          <table:table-cell office:value-type="float" office:value="543.656" calcext:value-type="float">
            <text:p>543,656</text:p>
          </table:table-cell>
          <table:table-cell office:value-type="float" office:value="10.5996" calcext:value-type="float">
            <text:p>10,5996</text:p>
          </table:table-cell>
          <table:table-cell office:value-type="float" office:value="618" calcext:value-type="float">
            <text:p>618</text:p>
          </table:table-cell>
          <table:table-cell table:formula="of:=[.D6]-[.B6]" office:value-type="float" office:value="74.3440000000001" calcext:value-type="float">
            <text:p>74,34400000000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f.txt</text:p>
          </table:table-cell>
          <table:table-cell office:value-type="float" office:value="594.312" calcext:value-type="float">
            <text:p>594,312</text:p>
          </table:table-cell>
          <table:table-cell office:value-type="float" office:value="10.3454" calcext:value-type="float">
            <text:p>10,3454</text:p>
          </table:table-cell>
          <table:table-cell office:value-type="float" office:value="687" calcext:value-type="float">
            <text:p>687</text:p>
          </table:table-cell>
          <table:table-cell table:formula="of:=[.D7]-[.B7]" office:value-type="float" office:value="92.688" calcext:value-type="float">
            <text:p>92,68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g.txt</text:p>
          </table:table-cell>
          <table:table-cell office:value-type="float" office:value="626.375" calcext:value-type="float">
            <text:p>626,375</text:p>
          </table:table-cell>
          <table:table-cell office:value-type="float" office:value="6.90448" calcext:value-type="float">
            <text:p>6,90448</text:p>
          </table:table-cell>
          <table:table-cell office:value-type="float" office:value="757" calcext:value-type="float">
            <text:p>757</text:p>
          </table:table-cell>
          <table:table-cell table:formula="of:=[.D8]-[.B8]" office:value-type="float" office:value="130.625" calcext:value-type="float">
            <text:p>130,6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h.txt</text:p>
          </table:table-cell>
          <table:table-cell office:value-type="float" office:value="689.094" calcext:value-type="float">
            <text:p>689,094</text:p>
          </table:table-cell>
          <table:table-cell office:value-type="float" office:value="10.7015" calcext:value-type="float">
            <text:p>10,7015</text:p>
          </table:table-cell>
          <table:table-cell office:value-type="float" office:value="835" calcext:value-type="float">
            <text:p>835</text:p>
          </table:table-cell>
          <table:table-cell table:formula="of:=[.D9]-[.B9]" office:value-type="float" office:value="145.906" calcext:value-type="float">
            <text:p>145,9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i.txt</text:p>
          </table:table-cell>
          <table:table-cell office:value-type="float" office:value="738" calcext:value-type="float">
            <text:p>738</text:p>
          </table:table-cell>
          <table:table-cell office:value-type="float" office:value="14.0757" calcext:value-type="float">
            <text:p>14,0757</text:p>
          </table:table-cell>
          <table:table-cell office:value-type="float" office:value="918" calcext:value-type="float">
            <text:p>918</text:p>
          </table:table-cell>
          <table:table-cell table:formula="of:=[.D10]-[.B10]"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j.txt</text:p>
          </table:table-cell>
          <table:table-cell office:value-type="float" office:value="771.688" calcext:value-type="float">
            <text:p>771,688</text:p>
          </table:table-cell>
          <table:table-cell office:value-type="float" office:value="14.683" calcext:value-type="float">
            <text:p>14,683</text:p>
          </table:table-cell>
          <table:table-cell office:value-type="float" office:value="965" calcext:value-type="float">
            <text:p>965</text:p>
          </table:table-cell>
          <table:table-cell table:formula="of:=[.D11]-[.B11]" office:value-type="float" office:value="193.312" calcext:value-type="float">
            <text:p>193,31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k.txt</text:p>
          </table:table-cell>
          <table:table-cell office:value-type="float" office:value="802.281" calcext:value-type="float">
            <text:p>802,281</text:p>
          </table:table-cell>
          <table:table-cell office:value-type="float" office:value="11.7293" calcext:value-type="float">
            <text:p>11,7293</text:p>
          </table:table-cell>
          <table:table-cell office:value-type="float" office:value="1022" calcext:value-type="float">
            <text:p>1022</text:p>
          </table:table-cell>
          <table:table-cell table:formula="of:=[.D12]-[.B12]" office:value-type="float" office:value="219.719" calcext:value-type="float">
            <text:p>219,7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l.txt</text:p>
          </table:table-cell>
          <table:table-cell office:value-type="float" office:value="838.938" calcext:value-type="float">
            <text:p>838,938</text:p>
          </table:table-cell>
          <table:table-cell office:value-type="float" office:value="20.8341" calcext:value-type="float">
            <text:p>20,8341</text:p>
          </table:table-cell>
          <table:table-cell office:value-type="float" office:value="1074" calcext:value-type="float">
            <text:p>1074</text:p>
          </table:table-cell>
          <table:table-cell table:formula="of:=[.D13]-[.B13]" office:value-type="float" office:value="235.062" calcext:value-type="float">
            <text:p>235,06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m.txt</text:p>
          </table:table-cell>
          <table:table-cell office:value-type="float" office:value="869.562" calcext:value-type="float">
            <text:p>869,562</text:p>
          </table:table-cell>
          <table:table-cell office:value-type="float" office:value="14.9456" calcext:value-type="float">
            <text:p>14,9456</text:p>
          </table:table-cell>
          <table:table-cell office:value-type="float" office:value="1132" calcext:value-type="float">
            <text:p>1132</text:p>
          </table:table-cell>
          <table:table-cell table:formula="of:=[.D14]-[.B14]" office:value-type="float" office:value="262.438" calcext:value-type="float">
            <text:p>262,43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n.txt</text:p>
          </table:table-cell>
          <table:table-cell office:value-type="float" office:value="899.719" calcext:value-type="float">
            <text:p>899,719</text:p>
          </table:table-cell>
          <table:table-cell office:value-type="float" office:value="19.8309" calcext:value-type="float">
            <text:p>19,8309</text:p>
          </table:table-cell>
          <table:table-cell office:value-type="float" office:value="1174" calcext:value-type="float">
            <text:p>1174</text:p>
          </table:table-cell>
          <table:table-cell table:formula="of:=[.D15]-[.B15]" office:value-type="float" office:value="274.281" calcext:value-type="float">
            <text:p>274,2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o.txt</text:p>
          </table:table-cell>
          <table:table-cell office:value-type="float" office:value="921.656" calcext:value-type="float">
            <text:p>921,656</text:p>
          </table:table-cell>
          <table:table-cell office:value-type="float" office:value="14.9219" calcext:value-type="float">
            <text:p>14,9219</text:p>
          </table:table-cell>
          <table:table-cell office:value-type="float" office:value="1218" calcext:value-type="float">
            <text:p>1218</text:p>
          </table:table-cell>
          <table:table-cell table:formula="of:=[.D16]-[.B16]" office:value-type="float" office:value="296.344" calcext:value-type="float">
            <text:p>296,34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p.txt</text:p>
          </table:table-cell>
          <table:table-cell office:value-type="float" office:value="955.062" calcext:value-type="float">
            <text:p>955,062</text:p>
          </table:table-cell>
          <table:table-cell office:value-type="float" office:value="18.8529" calcext:value-type="float">
            <text:p>18,8529</text:p>
          </table:table-cell>
          <table:table-cell office:value-type="float" office:value="1242" calcext:value-type="float">
            <text:p>1242</text:p>
          </table:table-cell>
          <table:table-cell table:formula="of:=[.D17]-[.B17]" office:value-type="float" office:value="286.938" calcext:value-type="float">
            <text:p>286,93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q.txt</text:p>
          </table:table-cell>
          <table:table-cell office:value-type="float" office:value="969.062" calcext:value-type="float">
            <text:p>969,062</text:p>
          </table:table-cell>
          <table:table-cell office:value-type="float" office:value="20.236" calcext:value-type="float">
            <text:p>20,236</text:p>
          </table:table-cell>
          <table:table-cell office:value-type="float" office:value="1267" calcext:value-type="float">
            <text:p>1267</text:p>
          </table:table-cell>
          <table:table-cell table:formula="of:=[.D18]-[.B18]" office:value-type="float" office:value="297.938" calcext:value-type="float">
            <text:p>297,93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r.txt</text:p>
          </table:table-cell>
          <table:table-cell office:value-type="float" office:value="988.5" calcext:value-type="float">
            <text:p>988,5</text:p>
          </table:table-cell>
          <table:table-cell office:value-type="float" office:value="14.0779" calcext:value-type="float">
            <text:p>14,0779</text:p>
          </table:table-cell>
          <table:table-cell office:value-type="float" office:value="1292" calcext:value-type="float">
            <text:p>1292</text:p>
          </table:table-cell>
          <table:table-cell table:formula="of:=[.D19]-[.B19]" office:value-type="float" office:value="303.5" calcext:value-type="float">
            <text:p>303,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s.txt</text:p>
          </table:table-cell>
          <table:table-cell office:value-type="float" office:value="1008.72" calcext:value-type="float">
            <text:p>1008,72</text:p>
          </table:table-cell>
          <table:table-cell office:value-type="float" office:value="16.4454" calcext:value-type="float">
            <text:p>16,4454</text:p>
          </table:table-cell>
          <table:table-cell office:value-type="float" office:value="1304" calcext:value-type="float">
            <text:p>1304</text:p>
          </table:table-cell>
          <table:table-cell table:formula="of:=[.D20]-[.B20]" office:value-type="float" office:value="295.28" calcext:value-type="float">
            <text:p>295,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t.txt</text:p>
          </table:table-cell>
          <table:table-cell office:value-type="float" office:value="1017.91" calcext:value-type="float">
            <text:p>1017,91</text:p>
          </table:table-cell>
          <table:table-cell office:value-type="float" office:value="15.183" calcext:value-type="float">
            <text:p>15,183</text:p>
          </table:table-cell>
          <table:table-cell office:value-type="float" office:value="1306" calcext:value-type="float">
            <text:p>1306</text:p>
          </table:table-cell>
          <table:table-cell table:formula="of:=[.D21]-[.B21]" office:value-type="float" office:value="288.09" calcext:value-type="float">
            <text:p>288,0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a.tx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D22]-[.B22]" office:value-type="string" office:string-value="" calcext:value-type="error">
            <text:p>#VALOR!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b.txt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D23]-[.B23]" office:value-type="string" office:string-value="" calcext:value-type="error">
            <text:p>#VALOR!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c.txt</text:p>
          </table:table-cell>
          <table:table-cell office:value-type="float" office:value="186.656" calcext:value-type="float">
            <text:p>186,656</text:p>
          </table:table-cell>
          <table:table-cell office:value-type="float" office:value="2.62927" calcext:value-type="float">
            <text:p>2,62927</text:p>
          </table:table-cell>
          <table:table-cell office:value-type="float" office:value="193" calcext:value-type="float">
            <text:p>193</text:p>
          </table:table-cell>
          <table:table-cell table:formula="of:=[.D24]-[.B24]" office:value-type="float" office:value="6.34399999999999" calcext:value-type="float">
            <text:p>6,343999999999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d.txt</text:p>
          </table:table-cell>
          <table:table-cell office:value-type="float" office:value="322.469" calcext:value-type="float">
            <text:p>322,469</text:p>
          </table:table-cell>
          <table:table-cell office:value-type="float" office:value="7.97647" calcext:value-type="float">
            <text:p>7,97647</text:p>
          </table:table-cell>
          <table:table-cell office:value-type="float" office:value="335" calcext:value-type="float">
            <text:p>335</text:p>
          </table:table-cell>
          <table:table-cell table:formula="of:=[.D25]-[.B25]" office:value-type="float" office:value="12.531" calcext:value-type="float">
            <text:p>12,53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e.txt</text:p>
          </table:table-cell>
          <table:table-cell office:value-type="float" office:value="423.438" calcext:value-type="float">
            <text:p>423,438</text:p>
          </table:table-cell>
          <table:table-cell office:value-type="float" office:value="7.09286" calcext:value-type="float">
            <text:p>7,09286</text:p>
          </table:table-cell>
          <table:table-cell office:value-type="float" office:value="468" calcext:value-type="float">
            <text:p>468</text:p>
          </table:table-cell>
          <table:table-cell table:formula="of:=[.D26]-[.B26]" office:value-type="float" office:value="44.562" calcext:value-type="float">
            <text:p>44,56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f.txt</text:p>
          </table:table-cell>
          <table:table-cell office:value-type="float" office:value="509.531" calcext:value-type="float">
            <text:p>509,531</text:p>
          </table:table-cell>
          <table:table-cell office:value-type="float" office:value="6.97757" calcext:value-type="float">
            <text:p>6,97757</text:p>
          </table:table-cell>
          <table:table-cell office:value-type="float" office:value="579" calcext:value-type="float">
            <text:p>579</text:p>
          </table:table-cell>
          <table:table-cell table:formula="of:=[.D27]-[.B27]" office:value-type="float" office:value="69.469" calcext:value-type="float">
            <text:p>69,46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g.txt</text:p>
          </table:table-cell>
          <table:table-cell office:value-type="float" office:value="588.688" calcext:value-type="float">
            <text:p>588,688</text:p>
          </table:table-cell>
          <table:table-cell office:value-type="float" office:value="8.57845" calcext:value-type="float">
            <text:p>8,57845</text:p>
          </table:table-cell>
          <table:table-cell office:value-type="float" office:value="653" calcext:value-type="float">
            <text:p>653</text:p>
          </table:table-cell>
          <table:table-cell table:formula="of:=[.D28]-[.B28]" office:value-type="float" office:value="64.312" calcext:value-type="float">
            <text:p>64,31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h.txt</text:p>
          </table:table-cell>
          <table:table-cell office:value-type="float" office:value="634.062" calcext:value-type="float">
            <text:p>634,062</text:p>
          </table:table-cell>
          <table:table-cell office:value-type="float" office:value="9.28015" calcext:value-type="float">
            <text:p>9,28015</text:p>
          </table:table-cell>
          <table:table-cell office:value-type="float" office:value="729" calcext:value-type="float">
            <text:p>729</text:p>
          </table:table-cell>
          <table:table-cell table:formula="of:=[.D29]-[.B29]" office:value-type="float" office:value="94.938" calcext:value-type="float">
            <text:p>94,93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i.txt</text:p>
          </table:table-cell>
          <table:table-cell office:value-type="float" office:value="671.094" calcext:value-type="float">
            <text:p>671,094</text:p>
          </table:table-cell>
          <table:table-cell office:value-type="float" office:value="12.2484" calcext:value-type="float">
            <text:p>12,2484</text:p>
          </table:table-cell>
          <table:table-cell office:value-type="float" office:value="809" calcext:value-type="float">
            <text:p>809</text:p>
          </table:table-cell>
          <table:table-cell table:formula="of:=[.D30]-[.B30]" office:value-type="float" office:value="137.906" calcext:value-type="float">
            <text:p>137,9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j.txt</text:p>
          </table:table-cell>
          <table:table-cell office:value-type="float" office:value="700.594" calcext:value-type="float">
            <text:p>700,594</text:p>
          </table:table-cell>
          <table:table-cell office:value-type="float" office:value="13.9796" calcext:value-type="float">
            <text:p>13,9796</text:p>
          </table:table-cell>
          <table:table-cell office:value-type="float" office:value="861" calcext:value-type="float">
            <text:p>861</text:p>
          </table:table-cell>
          <table:table-cell table:formula="of:=[.D31]-[.B31]" office:value-type="float" office:value="160.406" calcext:value-type="float">
            <text:p>160,4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k.txt</text:p>
          </table:table-cell>
          <table:table-cell office:value-type="float" office:value="752.281" calcext:value-type="float">
            <text:p>752,281</text:p>
          </table:table-cell>
          <table:table-cell office:value-type="float" office:value="11.5738" calcext:value-type="float">
            <text:p>11,5738</text:p>
          </table:table-cell>
          <table:table-cell office:value-type="float" office:value="919" calcext:value-type="float">
            <text:p>919</text:p>
          </table:table-cell>
          <table:table-cell table:formula="of:=[.D32]-[.B32]" office:value-type="float" office:value="166.719" calcext:value-type="float">
            <text:p>166,7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l.txt</text:p>
          </table:table-cell>
          <table:table-cell office:value-type="float" office:value="796.375" calcext:value-type="float">
            <text:p>796,375</text:p>
          </table:table-cell>
          <table:table-cell office:value-type="float" office:value="19.8144" calcext:value-type="float">
            <text:p>19,8144</text:p>
          </table:table-cell>
          <table:table-cell office:value-type="float" office:value="979" calcext:value-type="float">
            <text:p>979</text:p>
          </table:table-cell>
          <table:table-cell table:formula="of:=[.D33]-[.B33]" office:value-type="float" office:value="182.625" calcext:value-type="float">
            <text:p>182,6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m.txt</text:p>
          </table:table-cell>
          <table:table-cell office:value-type="float" office:value="840.75" calcext:value-type="float">
            <text:p>840,75</text:p>
          </table:table-cell>
          <table:table-cell office:value-type="float" office:value="14.0423" calcext:value-type="float">
            <text:p>14,0423</text:p>
          </table:table-cell>
          <table:table-cell office:value-type="float" office:value="1063" calcext:value-type="float">
            <text:p>1063</text:p>
          </table:table-cell>
          <table:table-cell table:formula="of:=[.D34]-[.B34]" office:value-type="float" office:value="222.25" calcext:value-type="float">
            <text:p>222,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n.txt</text:p>
          </table:table-cell>
          <table:table-cell office:value-type="float" office:value="894.969" calcext:value-type="float">
            <text:p>894,969</text:p>
          </table:table-cell>
          <table:table-cell office:value-type="float" office:value="19.496" calcext:value-type="float">
            <text:p>19,496</text:p>
          </table:table-cell>
          <table:table-cell office:value-type="float" office:value="1121" calcext:value-type="float">
            <text:p>1121</text:p>
          </table:table-cell>
          <table:table-cell table:formula="of:=[.D35]-[.B35]" office:value-type="float" office:value="226.031" calcext:value-type="float">
            <text:p>226,03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o.txt</text:p>
          </table:table-cell>
          <table:table-cell office:value-type="float" office:value="928.781" calcext:value-type="float">
            <text:p>928,781</text:p>
          </table:table-cell>
          <table:table-cell office:value-type="float" office:value="17.3236" calcext:value-type="float">
            <text:p>17,3236</text:p>
          </table:table-cell>
          <table:table-cell office:value-type="float" office:value="1172" calcext:value-type="float">
            <text:p>1172</text:p>
          </table:table-cell>
          <table:table-cell table:formula="of:=[.D36]-[.B36]" office:value-type="float" office:value="243.219" calcext:value-type="float">
            <text:p>243,2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p.txt</text:p>
          </table:table-cell>
          <table:table-cell office:value-type="float" office:value="958.094" calcext:value-type="float">
            <text:p>958,094</text:p>
          </table:table-cell>
          <table:table-cell office:value-type="float" office:value="18.1545" calcext:value-type="float">
            <text:p>18,1545</text:p>
          </table:table-cell>
          <table:table-cell office:value-type="float" office:value="1222" calcext:value-type="float">
            <text:p>1222</text:p>
          </table:table-cell>
          <table:table-cell table:formula="of:=[.D37]-[.B37]" office:value-type="float" office:value="263.906" calcext:value-type="float">
            <text:p>263,9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q.txt</text:p>
          </table:table-cell>
          <table:table-cell office:value-type="float" office:value="977.75" calcext:value-type="float">
            <text:p>977,75</text:p>
          </table:table-cell>
          <table:table-cell office:value-type="float" office:value="15.6325" calcext:value-type="float">
            <text:p>15,6325</text:p>
          </table:table-cell>
          <table:table-cell office:value-type="float" office:value="1253" calcext:value-type="float">
            <text:p>1253</text:p>
          </table:table-cell>
          <table:table-cell table:formula="of:=[.D38]-[.B38]" office:value-type="float" office:value="275.25" calcext:value-type="float">
            <text:p>275,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r.txt</text:p>
          </table:table-cell>
          <table:table-cell office:value-type="float" office:value="999.688" calcext:value-type="float">
            <text:p>999,688</text:p>
          </table:table-cell>
          <table:table-cell office:value-type="float" office:value="16.7937" calcext:value-type="float">
            <text:p>16,7937</text:p>
          </table:table-cell>
          <table:table-cell office:value-type="float" office:value="1273" calcext:value-type="float">
            <text:p>1273</text:p>
          </table:table-cell>
          <table:table-cell table:formula="of:=[.D39]-[.B39]" office:value-type="float" office:value="273.312" calcext:value-type="float">
            <text:p>273,31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s.txt</text:p>
          </table:table-cell>
          <table:table-cell office:value-type="float" office:value="1029" calcext:value-type="float">
            <text:p>1029</text:p>
          </table:table-cell>
          <table:table-cell office:value-type="float" office:value="19.3988" calcext:value-type="float">
            <text:p>19,3988</text:p>
          </table:table-cell>
          <table:table-cell office:value-type="float" office:value="1295" calcext:value-type="float">
            <text:p>1295</text:p>
          </table:table-cell>
          <table:table-cell table:formula="of:=[.D40]-[.B40]" office:value-type="float" office:value="266" calcext:value-type="float">
            <text:p>26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t.txt</text:p>
          </table:table-cell>
          <table:table-cell office:value-type="float" office:value="1040.88" calcext:value-type="float">
            <text:p>1040,88</text:p>
          </table:table-cell>
          <table:table-cell office:value-type="float" office:value="15.7931" calcext:value-type="float">
            <text:p>15,7931</text:p>
          </table:table-cell>
          <table:table-cell office:value-type="float" office:value="1305" calcext:value-type="float">
            <text:p>1305</text:p>
          </table:table-cell>
          <table:table-cell table:formula="of:=[.D41]-[.B41]" office:value-type="float" office:value="264.12" calcext:value-type="float">
            <text:p>264,1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a.tx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D42]-[.B42]" office:value-type="string" office:string-value="" calcext:value-type="error">
            <text:p>#VALOR!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b.tx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D43]-[.B43]" office:value-type="string" office:string-value="" calcext:value-type="error">
            <text:p>#VALOR!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c.tx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D44]-[.B44]" office:value-type="string" office:string-value="" calcext:value-type="error">
            <text:p>#VALOR!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d.txt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D45]-[.B45]" office:value-type="string" office:string-value="" calcext:value-type="error">
            <text:p>#VALOR!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e.txt</text:p>
          </table:table-cell>
          <table:table-cell office:value-type="float" office:value="171.219" calcext:value-type="float">
            <text:p>171,219</text:p>
          </table:table-cell>
          <table:table-cell office:value-type="float" office:value="0.598664" calcext:value-type="float">
            <text:p>0,598664</text:p>
          </table:table-cell>
          <table:table-cell office:value-type="float" office:value="183" calcext:value-type="float">
            <text:p>183</text:p>
          </table:table-cell>
          <table:table-cell table:formula="of:=[.D46]-[.B46]" office:value-type="float" office:value="11.781" calcext:value-type="float">
            <text:p>11,7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f.txt</text:p>
          </table:table-cell>
          <table:table-cell office:value-type="float" office:value="318.375" calcext:value-type="float">
            <text:p>318,375</text:p>
          </table:table-cell>
          <table:table-cell office:value-type="float" office:value="6.52759" calcext:value-type="float">
            <text:p>6,52759</text:p>
          </table:table-cell>
          <table:table-cell office:value-type="float" office:value="324" calcext:value-type="float">
            <text:p>324</text:p>
          </table:table-cell>
          <table:table-cell table:formula="of:=[.D47]-[.B47]" office:value-type="float" office:value="5.625" calcext:value-type="float">
            <text:p>5,6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g.txt</text:p>
          </table:table-cell>
          <table:table-cell office:value-type="float" office:value="417.094" calcext:value-type="float">
            <text:p>417,094</text:p>
          </table:table-cell>
          <table:table-cell office:value-type="float" office:value="10.2572" calcext:value-type="float">
            <text:p>10,2572</text:p>
          </table:table-cell>
          <table:table-cell office:value-type="float" office:value="461" calcext:value-type="float">
            <text:p>461</text:p>
          </table:table-cell>
          <table:table-cell table:formula="of:=[.D48]-[.B48]" office:value-type="float" office:value="43.906" calcext:value-type="float">
            <text:p>43,9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h.txt</text:p>
          </table:table-cell>
          <table:table-cell office:value-type="float" office:value="503.344" calcext:value-type="float">
            <text:p>503,344</text:p>
          </table:table-cell>
          <table:table-cell office:value-type="float" office:value="7.98283" calcext:value-type="float">
            <text:p>7,98283</text:p>
          </table:table-cell>
          <table:table-cell office:value-type="float" office:value="571" calcext:value-type="float">
            <text:p>571</text:p>
          </table:table-cell>
          <table:table-cell table:formula="of:=[.D49]-[.B49]" office:value-type="float" office:value="67.656" calcext:value-type="float">
            <text:p>67,65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i.txt</text:p>
          </table:table-cell>
          <table:table-cell office:value-type="float" office:value="577.438" calcext:value-type="float">
            <text:p>577,438</text:p>
          </table:table-cell>
          <table:table-cell office:value-type="float" office:value="6.1336" calcext:value-type="float">
            <text:p>6,1336</text:p>
          </table:table-cell>
          <table:table-cell office:value-type="float" office:value="657" calcext:value-type="float">
            <text:p>657</text:p>
          </table:table-cell>
          <table:table-cell table:formula="of:=[.D50]-[.B50]" office:value-type="float" office:value="79.562" calcext:value-type="float">
            <text:p>79,56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j.txt</text:p>
          </table:table-cell>
          <table:table-cell office:value-type="float" office:value="646" calcext:value-type="float">
            <text:p>646</text:p>
          </table:table-cell>
          <table:table-cell office:value-type="float" office:value="7.30154" calcext:value-type="float">
            <text:p>7,30154</text:p>
          </table:table-cell>
          <table:table-cell office:value-type="float" office:value="732" calcext:value-type="float">
            <text:p>732</text:p>
          </table:table-cell>
          <table:table-cell table:formula="of:=[.D51]-[.B51]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k.txt</text:p>
          </table:table-cell>
          <table:table-cell office:value-type="float" office:value="703.625" calcext:value-type="float">
            <text:p>703,625</text:p>
          </table:table-cell>
          <table:table-cell office:value-type="float" office:value="9.51561" calcext:value-type="float">
            <text:p>9,51561</text:p>
          </table:table-cell>
          <table:table-cell office:value-type="float" office:value="821" calcext:value-type="float">
            <text:p>821</text:p>
          </table:table-cell>
          <table:table-cell table:formula="of:=[.D52]-[.B52]" office:value-type="float" office:value="117.375" calcext:value-type="float">
            <text:p>117,37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l.txt</text:p>
          </table:table-cell>
          <table:table-cell office:value-type="float" office:value="735.594" calcext:value-type="float">
            <text:p>735,594</text:p>
          </table:table-cell>
          <table:table-cell office:value-type="float" office:value="10.2099" calcext:value-type="float">
            <text:p>10,2099</text:p>
          </table:table-cell>
          <table:table-cell office:value-type="float" office:value="880" calcext:value-type="float">
            <text:p>880</text:p>
          </table:table-cell>
          <table:table-cell table:formula="of:=[.D53]-[.B53]" office:value-type="float" office:value="144.406" calcext:value-type="float">
            <text:p>144,4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m.txt</text:p>
          </table:table-cell>
          <table:table-cell office:value-type="float" office:value="765.844" calcext:value-type="float">
            <text:p>765,844</text:p>
          </table:table-cell>
          <table:table-cell office:value-type="float" office:value="11.1049" calcext:value-type="float">
            <text:p>11,1049</text:p>
          </table:table-cell>
          <table:table-cell office:value-type="float" office:value="919" calcext:value-type="float">
            <text:p>919</text:p>
          </table:table-cell>
          <table:table-cell table:formula="of:=[.D54]-[.B54]" office:value-type="float" office:value="153.156" calcext:value-type="float">
            <text:p>153,15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n.txt</text:p>
          </table:table-cell>
          <table:table-cell office:value-type="float" office:value="801.906" calcext:value-type="float">
            <text:p>801,906</text:p>
          </table:table-cell>
          <table:table-cell office:value-type="float" office:value="15.061" calcext:value-type="float">
            <text:p>15,061</text:p>
          </table:table-cell>
          <table:table-cell office:value-type="float" office:value="977" calcext:value-type="float">
            <text:p>977</text:p>
          </table:table-cell>
          <table:table-cell table:formula="of:=[.D55]-[.B55]" office:value-type="float" office:value="175.094" calcext:value-type="float">
            <text:p>175,0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← não encontrei o estado da arte, mas o melhor resultado encontrado nos artigos que tenho</text:p>
          </table:table-cell>
        </table:table-row>
        <table:table-row table:style-name="ro1">
          <table:table-cell office:value-type="string" calcext:value-type="string">
            <text:p>../instances/set_4_4/p4.4.o.txt</text:p>
          </table:table-cell>
          <table:table-cell office:value-type="float" office:value="849.812" calcext:value-type="float">
            <text:p>849,812</text:p>
          </table:table-cell>
          <table:table-cell office:value-type="float" office:value="14.2488" calcext:value-type="float">
            <text:p>14,2488</text:p>
          </table:table-cell>
          <table:table-cell office:value-type="float" office:value="1061" calcext:value-type="float">
            <text:p>1061</text:p>
          </table:table-cell>
          <table:table-cell table:formula="of:=[.D56]-[.B56]" office:value-type="float" office:value="211.188" calcext:value-type="float">
            <text:p>211,18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p.txt</text:p>
          </table:table-cell>
          <table:table-cell office:value-type="float" office:value="899.281" calcext:value-type="float">
            <text:p>899,281</text:p>
          </table:table-cell>
          <table:table-cell office:value-type="float" office:value="15.4581" calcext:value-type="float">
            <text:p>15,4581</text:p>
          </table:table-cell>
          <table:table-cell office:value-type="float" office:value="1124" calcext:value-type="float">
            <text:p>1124</text:p>
          </table:table-cell>
          <table:table-cell table:formula="of:=[.D57]-[.B57]" office:value-type="float" office:value="224.719" calcext:value-type="float">
            <text:p>224,7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q.txt</text:p>
          </table:table-cell>
          <table:table-cell office:value-type="float" office:value="940.219" calcext:value-type="float">
            <text:p>940,219</text:p>
          </table:table-cell>
          <table:table-cell office:value-type="float" office:value="21.4429" calcext:value-type="float">
            <text:p>21,4429</text:p>
          </table:table-cell>
          <table:table-cell office:value-type="float" office:value="1161" calcext:value-type="float">
            <text:p>1161</text:p>
          </table:table-cell>
          <table:table-cell table:formula="of:=[.D58]-[.B58]" office:value-type="float" office:value="220.781" calcext:value-type="float">
            <text:p>220,7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r.txt</text:p>
          </table:table-cell>
          <table:table-cell office:value-type="float" office:value="975.594" calcext:value-type="float">
            <text:p>975,594</text:p>
          </table:table-cell>
          <table:table-cell office:value-type="float" office:value="16.2016" calcext:value-type="float">
            <text:p>16,2016</text:p>
          </table:table-cell>
          <table:table-cell office:value-type="float" office:value="1216" calcext:value-type="float">
            <text:p>1216</text:p>
          </table:table-cell>
          <table:table-cell table:formula="of:=[.D59]-[.B59]" office:value-type="float" office:value="240.406" calcext:value-type="float">
            <text:p>240,4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s.txt</text:p>
          </table:table-cell>
          <table:table-cell office:value-type="float" office:value="1013.84" calcext:value-type="float">
            <text:p>1013,84</text:p>
          </table:table-cell>
          <table:table-cell office:value-type="float" office:value="17.7889" calcext:value-type="float">
            <text:p>17,7889</text:p>
          </table:table-cell>
          <table:table-cell office:value-type="float" office:value="1260" calcext:value-type="float">
            <text:p>1260</text:p>
          </table:table-cell>
          <table:table-cell table:formula="of:=[.D60]-[.B60]" office:value-type="float" office:value="246.16" calcext:value-type="float">
            <text:p>246,1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t.txt</text:p>
          </table:table-cell>
          <table:table-cell office:value-type="float" office:value="1043.59" calcext:value-type="float">
            <text:p>1043,59</text:p>
          </table:table-cell>
          <table:table-cell office:value-type="float" office:value="19.2806" calcext:value-type="float">
            <text:p>19,2806</text:p>
          </table:table-cell>
          <table:table-cell office:value-type="float" office:value="1285" calcext:value-type="float">
            <text:p>1285</text:p>
          </table:table-cell>
          <table:table-cell table:formula="of:=[.D61]-[.B61]" office:value-type="float" office:value="241.41" calcext:value-type="float">
            <text:p>241,41</text:p>
          </table:table-cell>
          <table:table-cell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7T15:01:03.999020317</dc:date>
    <meta:editing-duration>PT16M10S</meta:editing-duration>
    <meta:editing-cycles>2</meta:editing-cycles>
    <meta:generator>LibreOffice/6.0.7.3$Linux_X86_64 LibreOffice_project/00m0$Build-3</meta:generator>
    <meta:document-statistic meta:table-count="1" meta:cell-count="368" meta:object-count="0"/>
  </office:meta>
</office:document-meta>
</file>